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8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8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8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8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8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working encryption and decryption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8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18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58" calcext:value-type="float">
            <text:p>158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17" calcext:value-type="float">
            <text:p>17</text:p>
          </table:table-cell>
          <table:table-cell table:style-name="ce8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8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2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2" office:value-type="string" calcext:value-type="string">
            <text:p>Known Bugs</text:p>
          </table:table-cell>
          <table:table-cell table:style-name="ce22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8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8"/>
        </table:table-row>
        <table:table-row table:style-name="ro1">
          <table:table-cell table:style-name="ce18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8"/>
        </table:table-row>
        <table:table-row table:style-name="ro1">
          <table:table-cell table:style-name="ce18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18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8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10:58:36.2949570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3T10:58:51.265554778</dc:date>
    <meta:editing-duration>P1DT1H53M32S</meta:editing-duration>
    <meta:editing-cycles>107</meta:editing-cycles>
    <meta:generator>LibreOffice/6.0.7.3$Linux_X86_64 LibreOffice_project/00m0$Build-3</meta:generator>
    <meta:document-statistic meta:table-count="3" meta:cell-count="141" meta:object-count="0"/>
  </office:meta>
</office:document-meta>
</file>